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3" style:family="graphic" style:parent-style-name="standard">
      <style:graphic-properties draw:stroke="solid" svg:stroke-width="0cm" svg:stroke-color="#000000" draw:fill-color="#ff0000" draw:textarea-horizontal-align="justify" draw:textarea-vertical-align="middle" draw:auto-grow-height="false" fo:min-height="0.073cm" fo:min-width="0cm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5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6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7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8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9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10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11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12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3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a0100"/>
      <style:paragraph-properties fo:text-align="center"/>
    </style:style>
    <style:style style:name="P6" style:family="paragraph">
      <loext:graphic-properties draw:fill-color="#fff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0.785398163397448) translate (1.083cm 3.3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872cm 3.5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.23cm 3.1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54cm" svg:height="0.455cm" draw:transform="rotate (0.785398163397448) translate (1.368cm 3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0.998cm 3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29cm" svg:height="0.643cm" draw:transform="rotate (0.785398163397448) translate (1.118cm 6.7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907cm 6.9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41cm" svg:height="0.641cm" draw:transform="rotate (0.785398163397448) translate (1.261cm 6.6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.033cm 6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0.785398163397448) translate (1.119cm 6.7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908cm 6.9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.266cm 6.6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54cm" svg:height="0.455cm" draw:transform="rotate (0.785398163397448) translate (1.034cm 6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24cm" svg:height="10cm" svg:x="0.582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05cm" svg:height="0.529cm" svg:x="0.005cm" svg:y="2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928cm" svg:height="0.928cm" svg:x="3.072cm" svg:y="2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917cm" svg:height="0.22cm" svg:x="0.152cm" svg:y="2.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97cm" svg:height="0.597cm" svg:x="3.251cm" svg:y="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928cm" svg:height="0.928cm" draw:transform="rotate (1.5707963267949) translate (0.327cm 4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035cm" svg:height="0.22cm" draw:transform="rotate (1.5707963267949) translate (0.684cm 7.38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97cm" svg:height="0.597cm" draw:transform="rotate (1.5707963267949) translate (0.5cm 4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905cm" svg:height="0.529cm" draw:transform="rotate (1.5707963267949) translate (0.531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928cm" svg:height="0.928cm" draw:transform="rotate (1.5707963267949) translate (0.325cm 4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917cm" svg:height="0.22cm" draw:transform="rotate (1.5707963267949) translate (0.682cm 7.26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97cm" svg:height="0.597cm" draw:transform="rotate (1.5707963267949) translate (0.499cm 4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30:56.838000000</dc:date>
    <meta:editing-duration>PT1H38M9S</meta:editing-duration>
    <meta:editing-cycles>3</meta:editing-cycles>
    <meta:generator>LibreOffice/7.5.0.3$Windows_X86_64 LibreOffice_project/c21113d003cd3efa8c53188764377a8272d9d6de</meta:generator>
    <meta:document-statistic meta:object-count="25"/>
  </office:meta>
</office:document-meta>
</file>